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Trebuchet MS', Arial, sans-serif"/>
    <style:font-face style:name="DejaVu Sans1" svg:font-family="'DejaVu 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text-properties fo:font-size="9pt" fo:font-weight="bold" fo:background-color="#f2f2f2" loext:padding="0in" loext:border="none"/>
    </style:style>
    <style:style style:name="P2" style:family="paragraph" style:parent-style-name="Standard">
      <style:paragraph-properties fo:margin-left="0in" fo:margin-right="0in" fo:margin-top="0in" fo:margin-bottom="0.0728in" loext:contextual-spacing="false" style:line-height-at-least="0.1252in" fo:text-indent="0in" style:auto-text-indent="false"/>
      <style:text-properties loext:padding="0.0417in" loext:border="0.06pt solid #d9d9d9"/>
    </style:style>
    <style:style style:name="P3" style:family="paragraph" style:parent-style-name="Standard">
      <style:paragraph-properties fo:margin-left="0in" fo:margin-right="0in" fo:margin-top="0in" fo:margin-bottom="0.0728in" loext:contextual-spacing="false" style:line-height-at-least="0.1252in" fo:text-indent="0in" style:auto-text-indent="false"/>
      <style:text-properties loext:padding="0.0417in" loext:border="0.06pt solid #939393"/>
    </style:style>
    <style:style style:name="P4" style:family="paragraph" style:parent-style-name="Standard">
      <style:paragraph-properties fo:margin-left="0.1563in" fo:margin-right="0in" fo:margin-top="0in" fo:margin-bottom="0.2291in" loext:contextual-spacing="false" style:line-height-at-least="0.1874in" fo:widows="1" fo:text-indent="0in" style:auto-text-indent="false"/>
    </style:style>
    <style:style style:name="P5" style:family="paragraph" style:parent-style-name="Standard">
      <style:paragraph-properties fo:margin-left="0.1563in" fo:margin-right="0in" fo:margin-top="0in" fo:margin-bottom="0.0626in" loext:contextual-spacing="false" style:line-height-at-least="0.1772in" fo:text-indent="0in" style:auto-text-indent="false"/>
      <style:text-properties fo:font-size="9pt" fo:font-weight="bold" fo:background-color="#f2f2f2" loext:padding="0in" loext:border="none"/>
    </style:style>
    <style:style style:name="P6" style:family="paragraph" style:parent-style-name="Standard">
      <style:paragraph-properties fo:margin-left="0.1563in" fo:margin-right="0in" fo:margin-top="0in" fo:margin-bottom="0.0626in" loext:contextual-spacing="false" style:line-height-at-least="0.1772in" fo:widows="1" fo:text-indent="0in" style:auto-text-indent="false"/>
      <style:text-properties fo:font-variant="normal" fo:text-transform="none" fo:color="#3e3d40" style:font-name="Lucida Grande" fo:font-size="9pt" fo:letter-spacing="normal" fo:font-style="normal" fo:font-weight="bold" loext:padding="0in" loext:border="none"/>
    </style:style>
    <style:style style:name="P7" style:family="paragraph" style:parent-style-name="Standard">
      <style:paragraph-properties fo:margin-left="0.1563in" fo:margin-right="0in" fo:margin-top="0in" fo:margin-bottom="0.2709in" loext:contextual-spacing="false" style:line-height-at-least="0.1874in" fo:widows="1" fo:text-indent="0in" style:auto-text-indent="false"/>
    </style:style>
    <style:style style:name="P8" style:family="paragraph" style:parent-style-name="Standard">
      <style:paragraph-properties fo:margin-left="0.3646in" fo:margin-right="0in" fo:margin-top="0.1043in" fo:margin-bottom="0.2291in" loext:contextual-spacing="false" style:line-height-at-least="0.1874in" fo:widows="1" fo:text-indent="0in" style:auto-text-indent="false"/>
      <style:text-properties fo:font-variant="normal" fo:text-transform="none" fo:color="#3e3d40" style:font-name="Lucida Grande" fo:font-size="9pt" fo:letter-spacing="normal" fo:font-style="normal" fo:font-weight="normal"/>
    </style:style>
    <style:style style:name="P9" style:family="paragraph" style:parent-style-name="Standard">
      <style:paragraph-properties fo:margin-top="0in" fo:margin-bottom="0.2291in" loext:contextual-spacing="false"/>
    </style:style>
    <style:style style:name="P10" style:family="paragraph" style:parent-style-name="Standard">
      <style:paragraph-properties fo:margin-top="0in" fo:margin-bottom="0.2291in" loext:contextual-spacing="false"/>
      <style:text-properties fo:color="#707173" fo:font-size="8.25pt" fo:font-weight="bold" loext:padding="0in" loext:border="none"/>
    </style:style>
    <style:style style:name="P11" style:family="paragraph" style:parent-style-name="Standard">
      <style:paragraph-properties fo:margin-top="0in" fo:margin-bottom="0.2291in" loext:contextual-spacing="false"/>
      <style:text-properties loext:padding="0in" loext:border="none"/>
    </style:style>
    <style:style style:name="P12" style:family="paragraph" style:parent-style-name="Standard">
      <style:paragraph-properties fo:margin-top="0in" fo:margin-bottom="0.2291in" loext:contextual-spacing="false" style:line-height-at-least="0.1874in" fo:widows="1"/>
      <style:text-properties fo:font-variant="normal" fo:text-transform="none" fo:color="#707173" style:font-name="Lucida Grande" fo:font-size="8.25pt" fo:letter-spacing="normal" fo:font-style="normal" fo:font-weight="bold" loext:padding="0in" loext:border="none"/>
    </style:style>
    <style:style style:name="P13" style:family="paragraph" style:parent-style-name="Standard">
      <style:paragraph-properties fo:margin-top="0in" fo:margin-bottom="0.2291in" loext:contextual-spacing="false" style:line-height-at-least="0.1874in" fo:widows="1"/>
      <style:text-properties fo:font-variant="normal" fo:text-transform="none" fo:color="#3e3d40" style:font-name="Lucida Grande" fo:font-size="9pt" fo:letter-spacing="normal" fo:font-style="normal" fo:font-weight="normal" loext:padding="0in" loext:border="none"/>
    </style:style>
    <style:style style:name="P14" style:family="paragraph" style:parent-style-name="Standard">
      <style:paragraph-properties fo:margin-top="0in" fo:margin-bottom="0.2291in" loext:contextual-spacing="false"/>
      <style:text-properties officeooo:rsid="00176081" officeooo:paragraph-rsid="00176081" fo:background-color="#ffff00" loext:padding="0in" loext:border="none"/>
    </style:style>
    <style:style style:name="P15" style:family="paragraph" style:parent-style-name="Standard">
      <style:paragraph-properties fo:margin-top="0in" fo:margin-bottom="0.2291in" loext:contextual-spacing="false"/>
      <style:text-properties officeooo:rsid="001941cc" officeooo:paragraph-rsid="001941cc" fo:background-color="#ffff00" loext:padding="0in" loext:border="none"/>
    </style:style>
    <style:style style:name="P16" style:family="paragraph" style:parent-style-name="Standard">
      <style:paragraph-properties fo:margin-top="0in" fo:margin-bottom="0.2291in" loext:contextual-spacing="false"/>
      <style:text-properties officeooo:rsid="001aa431" officeooo:paragraph-rsid="001aa431" fo:background-color="#ffff00" loext:padding="0in" loext:border="none"/>
    </style:style>
    <style:style style:name="P17" style:family="paragraph" style:parent-style-name="Standard">
      <style:paragraph-properties fo:margin-top="0in" fo:margin-bottom="0.2291in" loext:contextual-spacing="false"/>
      <style:text-properties officeooo:rsid="001aa431" officeooo:paragraph-rsid="001b1385" fo:background-color="#ffff00" loext:padding="0in" loext:border="none"/>
    </style:style>
    <style:style style:name="P18" style:family="paragraph" style:parent-style-name="Standard">
      <style:paragraph-properties fo:margin-top="0in" fo:margin-bottom="0.2709in" loext:contextual-spacing="false"/>
      <style:text-properties fo:color="#707173" loext:padding="0in" loext:border="none"/>
    </style:style>
    <style:style style:name="P19" style:family="paragraph" style:parent-style-name="Standard">
      <style:paragraph-properties fo:margin-top="0in" fo:margin-bottom="0.2709in" loext:contextual-spacing="false" style:line-height-at-least="0.1874in" fo:widows="1"/>
      <style:text-properties fo:font-variant="normal" fo:text-transform="none" fo:color="#707173" style:font-name="Lucida Grande" fo:font-size="8.25pt" fo:letter-spacing="normal" fo:font-style="normal" fo:font-weight="bold" loext:padding="0in" loext:border="none"/>
    </style:style>
    <style:style style:name="P20" style:family="paragraph" style:parent-style-name="Standard">
      <style:paragraph-properties fo:margin-top="0in" fo:margin-bottom="0.2709in" loext:contextual-spacing="false" style:line-height-at-least="0.1874in" fo:widows="1"/>
      <style:text-properties fo:font-variant="normal" fo:text-transform="none" fo:color="#3e3d40" style:font-name="Lucida Grande" fo:font-size="9pt" fo:letter-spacing="normal" fo:font-style="normal" fo:font-weight="normal" loext:padding="0in" loext:border="none"/>
    </style:style>
    <style:style style:name="P21" style:family="paragraph" style:parent-style-name="Standard">
      <style:paragraph-properties fo:margin-top="0in" fo:margin-bottom="0.2709in" loext:contextual-spacing="false" style:line-height-at-least="0.1874in" fo:widows="1"/>
      <style:text-properties fo:font-variant="normal" fo:text-transform="none" fo:color="#3e3d40" style:font-name="Lucida Grande" fo:font-size="9pt" fo:letter-spacing="normal" fo:font-style="normal" fo:font-weight="normal" officeooo:rsid="001d5976" officeooo:paragraph-rsid="001d5976" fo:background-color="#ffff00" loext:padding="0in" loext:border="none"/>
    </style:style>
    <style:style style:name="P22" style:family="paragraph" style:parent-style-name="Text_20_body">
      <style:paragraph-properties style:line-height-at-least="0.1252in" fo:text-align="center" style:justify-single-word="false"/>
      <style:text-properties fo:color="#ffffff" fo:font-size="9pt" fo:font-weight="bold"/>
    </style:style>
    <style:style style:name="P23" style:family="paragraph" style:parent-style-name="Heading_20_1">
      <style:text-properties fo:background-color="#ffff00"/>
    </style:style>
    <style:style style:name="T1" style:family="text">
      <style:text-properties fo:font-size="9pt" fo:font-weight="bold"/>
    </style:style>
    <style:style style:name="T2" style:family="text">
      <style:text-properties fo:color="#7c5d52" fo:font-weight="bold" loext:padding="0in" loext:border="none"/>
    </style:style>
    <style:style style:name="T3" style:family="text">
      <style:text-properties fo:color="#7c5d52" loext:padding="0in" loext:border="none"/>
    </style:style>
    <style:style style:name="T4" style:family="text">
      <style:text-properties loext:padding="0in" loext:border="none"/>
    </style:style>
    <style:style style:name="T5" style:family="text">
      <style:text-properties fo:font-variant="normal" fo:text-transform="none" fo:color="#3e3d40" fo:letter-spacing="normal" loext:padding="0in" loext:border="none"/>
    </style:style>
    <style:style style:name="T6" style:family="text">
      <style:text-properties fo:font-variant="normal" fo:text-transform="none" fo:color="#7c5d52" style:font-name="Lucida Grande" fo:font-size="9pt" fo:letter-spacing="normal" fo:font-style="normal" fo:font-weight="bold" loext:padding="0in" loext:border="none"/>
    </style:style>
    <style:style style:name="T7" style:family="text">
      <style:text-properties fo:font-variant="normal" fo:text-transform="none" fo:color="#7c5d52" style:font-name="Lucida Grande" fo:font-size="9pt" fo:letter-spacing="normal" fo:font-style="normal" fo:font-weight="normal" loext:padding="0in" loext:border="none"/>
    </style:style>
    <style:style style:name="T8" style:family="text">
      <style:text-properties officeooo:rsid="001b1385"/>
    </style:style>
    <style:style style:name="T9" style:family="text">
      <style:text-properties officeooo:rsid="001db7fb"/>
    </style:style>
    <style:style style:name="T10" style:family="text">
      <style:text-properties officeooo:rsid="001f8027"/>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content" fo:padding="0in" fo:border="none"/>
    </style:style>
    <style:style style:name="fr2" style:family="graphic" style:parent-style-name="Frame">
      <style:graphic-properties fo:margin-left="0in" fo:margin-right="0.052in" fo:margin-top="0in" fo:margin-bottom="0in" style:wrap="right" style:number-wrapped-paragraphs="no-limit" style:vertical-pos="top" style:vertical-rel="paragraph-content" style:horizontal-pos="left" style:horizontal-rel="paragraph-content"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Reviewer 1</text:h>
      <text:p text:style-name="P2"> <text:span text:style-name="T1">ABSTRACT</text:span></text:p>
      <text:p text:style-name="P5"><draw:frame draw:style-name="fr1" draw:name="Frame1" text:anchor-type="paragraph" svg:width="0.4689in" draw:z-index="0"><draw:text-box fo:min-height="0.0161in"><text:p text:style-name="P22">Q 13</text:p></draw:text-box></draw:frame><draw:frame draw:style-name="fr2" draw:name="Frame2" text:anchor-type="paragraph" svg:width="0.0161in" draw:z-index="1"><draw:text-box fo:min-height="0.0161in"><text:p text:style-name="Text_20_body"/></draw:text-box></draw:frame>Is the abstract written in a clear and comprehensive way?</text:p>
      <text:p text:style-name="P9"><text:span text:style-name="T4"> </text:span><text:span text:style-name="Strong_20_Emphasis"><text:span text:style-name="T2">Reviewer 1</text:span></text:span><text:span text:style-name="T3"> | 26 May 2016 | 01:44</text:span></text:p>
      <text:p text:style-name="P10">#1</text:p>
      <text:p text:style-name="P11">Yes</text:p>
      <text:p text:style-name="P2"> <text:span text:style-name="T1">MAIN TEXT</text:span></text:p>
      <text:p text:style-name="P5"><draw:frame draw:style-name="fr1" draw:name="Frame3" text:anchor-type="paragraph" svg:width="0.4689in" draw:z-index="2"><draw:text-box fo:min-height="0.0161in"><text:p text:style-name="P22">Q 14</text:p></draw:text-box></draw:frame><draw:frame draw:style-name="fr2" draw:name="Frame4" text:anchor-type="paragraph" svg:width="0.0161in" draw:z-index="3"><draw:text-box fo:min-height="0.0161in"><text:p text:style-name="Text_20_body"/></draw:text-box></draw:frame>Is the purpose of the technology explained?</text:p>
      <text:p text:style-name="P9"><text:span text:style-name="T4"> </text:span><text:span text:style-name="Strong_20_Emphasis"><text:span text:style-name="T2">Reviewer 1</text:span></text:span><text:span text:style-name="T3"> | 26 May 2016 | 01:44</text:span></text:p>
      <text:p text:style-name="P10">#1</text:p>
      <text:p text:style-name="P11">Yes</text:p>
      <text:p text:style-name="P5"><draw:frame draw:style-name="fr1" draw:name="Frame5" text:anchor-type="paragraph" svg:width="0.4689in" draw:z-index="4"><draw:text-box fo:min-height="0.0161in"><text:p text:style-name="P22">Q 15</text:p></draw:text-box></draw:frame><draw:frame draw:style-name="fr2" draw:name="Frame6" text:anchor-type="paragraph" svg:width="0.0161in" draw:z-index="5"><draw:text-box fo:min-height="0.0161in"><text:p text:style-name="Text_20_body"/></draw:text-box></draw:frame>Does the manuscript present the technology in an appropriate context?</text:p>
      <text:p text:style-name="P9"><text:span text:style-name="T4"> </text:span><text:span text:style-name="Strong_20_Emphasis"><text:span text:style-name="T2">Reviewer 1</text:span></text:span><text:span text:style-name="T3"> | 26 May 2016 | 01:44</text:span></text:p>
      <text:p text:style-name="P10">#1</text:p>
      <text:p text:style-name="P11">Yes</text:p>
      <text:p text:style-name="P5"><draw:frame draw:style-name="fr1" draw:name="Frame7" text:anchor-type="paragraph" svg:width="0.4689in" draw:z-index="6"><draw:text-box fo:min-height="0.0161in"><text:p text:style-name="P22">Q 16</text:p></draw:text-box></draw:frame><draw:frame draw:style-name="fr2" draw:name="Frame8" text:anchor-type="paragraph" svg:width="0.0161in" draw:z-index="7"><draw:text-box fo:min-height="0.0161in"><text:p text:style-name="Text_20_body"/></draw:text-box></draw:frame>Are the procedures sufficiently advanced and accurate to address the questions posed?</text:p>
      <text:p text:style-name="P9"><text:span text:style-name="T4"> </text:span><text:span text:style-name="Strong_20_Emphasis"><text:span text:style-name="T2">Reviewer 1</text:span></text:span><text:span text:style-name="T3"> | 26 May 2016 | 01:44</text:span></text:p>
      <text:p text:style-name="P10">#1</text:p>
      <text:p text:style-name="P11">Yes</text:p>
      <text:p text:style-name="P5"><draw:frame draw:style-name="fr1" draw:name="Frame9" text:anchor-type="paragraph" svg:width="0.4689in" draw:z-index="8"><draw:text-box fo:min-height="0.0161in"><text:p text:style-name="P22">Q 17</text:p></draw:text-box></draw:frame><draw:frame draw:style-name="fr2" draw:name="Frame10" text:anchor-type="paragraph" svg:width="0.0161in" draw:z-index="9"><draw:text-box fo:min-height="0.0161in"><text:p text:style-name="Text_20_body"/></draw:text-box></draw:frame>Are the materials and methods sufficiently described to allow others to reproduce the findings?</text:p>
      <text:p text:style-name="P9"><text:span text:style-name="T4"> </text:span><text:span text:style-name="Strong_20_Emphasis"><text:span text:style-name="T2">Reviewer 1</text:span></text:span><text:span text:style-name="T3"> | 26 May 2016 | 01:44</text:span></text:p>
      <text:p text:style-name="P10">#1</text:p>
      <text:p text:style-name="P11">Yes</text:p>
      <text:p text:style-name="P5"><draw:frame draw:style-name="fr1" draw:name="Frame11" text:anchor-type="paragraph" svg:width="0.4689in" draw:z-index="10"><draw:text-box fo:min-height="0.0161in"><text:p text:style-name="P22">Q 18</text:p></draw:text-box></draw:frame><draw:frame draw:style-name="fr2" draw:name="Frame12" text:anchor-type="paragraph" svg:width="0.0161in" draw:z-index="11"><draw:text-box fo:min-height="0.0161in"><text:p text:style-name="Text_20_body"/></draw:text-box></draw:frame>Does the discussion describe the advantages and limitations of the approach?</text:p>
      <text:p text:style-name="P9"><text:soft-page-break/><text:span text:style-name="T4"> </text:span><text:span text:style-name="Strong_20_Emphasis"><text:span text:style-name="T2">Reviewer 1</text:span></text:span><text:span text:style-name="T3"> | 26 May 2016 | 01:44</text:span></text:p>
      <text:p text:style-name="P10">#1</text:p>
      <text:p text:style-name="P11">No<text:line-break/>This paper mainly focused on structural MRI images though a little bit task-fMRI context, leaving a big gap in resting-state fMRI or functional connectomics. Please read some recent reviews on the software/visualization tools in functional connectomics (e.g., Zuo and Xing. Test-retest reliabilities of resting-state FMRI measurements in human brain functional connectomics: A systems neuroscience perspective. Neurosci Biobehav Rev. 2014; 45:100-118; Xu and yang, et al. A Connectome Computation System for discovery science of brain. Sci Bull. 2015; 60(1):86-95.) Please add some discussions on this topic.</text:p>
      <text:p text:style-name="P14">Thanks for pointing us to these resources, they are in fact good examples of how integrated data analysis should be done in neuro-image based research. We added some comparisson to this field and as well as the suggested references.</text:p>
      <text:p text:style-name="P11"/>
      <text:p text:style-name="P11"/>
      <text:p text:style-name="P5"><draw:frame draw:style-name="fr1" draw:name="Frame13" text:anchor-type="paragraph" svg:width="0.4689in" draw:z-index="12"><draw:text-box fo:min-height="0.0161in"><text:p text:style-name="P22">Q 19</text:p></draw:text-box></draw:frame><draw:frame draw:style-name="fr2" draw:name="Frame14" text:anchor-type="paragraph" svg:width="0.0161in" draw:z-index="13"><draw:text-box fo:min-height="0.0161in"><text:p text:style-name="Text_20_body"/></draw:text-box></draw:frame>Are the suggested applications of the technology, method or technique justified?</text:p>
      <text:p text:style-name="P9"><text:span text:style-name="T4"> </text:span><text:span text:style-name="Strong_20_Emphasis"><text:span text:style-name="T2">Reviewer 1</text:span></text:span><text:span text:style-name="T3"> | 26 May 2016 | 01:44</text:span></text:p>
      <text:p text:style-name="P10">#1</text:p>
      <text:p text:style-name="P11">Yes</text:p>
      <text:p text:style-name="P5"><draw:frame draw:style-name="fr1" draw:name="Frame15" text:anchor-type="paragraph" svg:width="0.4689in" draw:z-index="14"><draw:text-box fo:min-height="0.0161in"><text:p text:style-name="P22">Q 20</text:p></draw:text-box></draw:frame><draw:frame draw:style-name="fr2" draw:name="Frame16" text:anchor-type="paragraph" svg:width="0.0161in" draw:z-index="15"><draw:text-box fo:min-height="0.0161in"><text:p text:style-name="Text_20_body"/></draw:text-box></draw:frame>Other comments on the main text.</text:p>
      <text:p text:style-name="P18">No answer given.</text:p>
      <text:p text:style-name="P2"> <text:span text:style-name="T1">REFERENCES</text:span></text:p>
      <text:p text:style-name="P5"><draw:frame draw:style-name="fr1" draw:name="Frame17" text:anchor-type="paragraph" svg:width="0.4689in" draw:z-index="16"><draw:text-box fo:min-height="0.0161in"><text:p text:style-name="P22">Q 21</text:p></draw:text-box></draw:frame><draw:frame draw:style-name="fr2" draw:name="Frame18" text:anchor-type="paragraph" svg:width="0.0161in" draw:z-index="17"><draw:text-box fo:min-height="0.0161in"><text:p text:style-name="Text_20_body"/></draw:text-box></draw:frame>Is prior work properly and fully cited?</text:p>
      <text:p text:style-name="P9"><text:span text:style-name="T4"> </text:span><text:span text:style-name="Strong_20_Emphasis"><text:span text:style-name="T2">Reviewer 1</text:span></text:span><text:span text:style-name="T3"> | 26 May 2016 | 01:44</text:span></text:p>
      <text:p text:style-name="P10">#1</text:p>
      <text:p text:style-name="P11">No<text:line-break/>In this reviewer's opinion, the real advantages from BRAVIS is its power for big data exploration. However, this is not fully discussed and demonstrated. At least, in functional connectomics field, big data sharing has been grown up fast. Please read relevant literature and discuss about the advances by <text:soft-page-break/>BRAVIS. Big data sharing efforts include:<text:line-break/><text:line-break/>1. Consortium for Reliability and Reproducibility (CoRR: Zuo et al., 2014. An open science resource for establishing reliability and reproducibility in functional connectomics. Nature Scientific Data)<text:line-break/>2. Human Connectome Project (see much more from a special issue on data initiatives published in NeuroImage recently)</text:p>
      <text:p text:style-name="P15">We agree that current data sharing practices provide a great opportunity for increasing productivity in neuroscience research, and will reduce the burden of data acquisition letting several researchers focus on data analysis. BRAVIZ was designed to support this scenario. We added the references to CoRR and the connectome projects as example of good data sharing practices. </text:p>
      <text:p text:style-name="P11"/>
      <text:p text:style-name="P3"> <text:span text:style-name="T1">S4. OTHER COMMENTS</text:span></text:p>
      <text:p text:style-name="P6"><draw:frame draw:style-name="fr1" draw:name="Frame19" text:anchor-type="paragraph" svg:width="0.4689in" draw:z-index="18"><draw:text-box fo:min-height="0.0161in"><text:p text:style-name="P22">Q 22</text:p></draw:text-box></draw:frame><draw:frame draw:style-name="fr2" draw:name="Frame20" text:anchor-type="paragraph" svg:width="0.0161in" draw:z-index="19"><draw:text-box fo:min-height="0.0161in"><text:p text:style-name="Text_20_body"/></draw:text-box></draw:frame>Please report here any additional comments on this manuscript.</text:p>
      <text:p text:style-name="P7"><text:span text:style-name="T5"> </text:span><text:span text:style-name="Strong_20_Emphasis"><text:span text:style-name="T6">Reviewer 1</text:span></text:span><text:span text:style-name="T7"> | 26 May 2016 | 01:44</text:span></text:p>
      <text:p text:style-name="P19">#1</text:p>
      <text:p text:style-name="P20">Some previous pipeline tools are missing. E.g., Connectome Computation System, see its detailed description on its functions from <text:a xlink:type="simple" xlink:href="http://link.springer.com/article/10.1007/s11434-014-0698-3" text:style-name="Internet_20_link" text:visited-style-name="Visited_20_Internet_20_Link">http://link.springer.com/article/10.1007/s11434-014-0698-3</text:a>.</text:p>
      <text:p text:style-name="P21">Added the reference to the CCS pipeline.</text:p>
      <text:h text:style-name="P23" text:outline-level="1">Reviewer 2</text:h>
      <text:p text:style-name="Text_20_body"/>
      <text:p text:style-name="P1">Is the abstract written in a clear and comprehensive way?</text:p>
      <text:p text:style-name="P9"><text:span text:style-name="T4"> </text:span><text:span text:style-name="Strong_20_Emphasis"><text:span text:style-name="T2">Reviewer 2</text:span></text:span><text:span text:style-name="T3"> | 10 Jun 2016 | 02:46</text:span></text:p>
      <text:p text:style-name="P10">#1</text:p>
      <text:p text:style-name="P11">Yes</text:p>
      <text:p text:style-name="P2"> <text:span text:style-name="T1">MAIN TEXT</text:span></text:p>
      <text:p text:style-name="P5"><draw:frame draw:style-name="fr1" draw:name="Frame21" text:anchor-type="paragraph" svg:width="0.4689in" draw:z-index="20"><draw:text-box fo:min-height="0.0161in"><text:p text:style-name="P22">Q 14</text:p></draw:text-box></draw:frame><draw:frame draw:style-name="fr2" draw:name="Frame22" text:anchor-type="paragraph" svg:width="0.0161in" draw:z-index="21"><draw:text-box fo:min-height="0.0161in"><text:p text:style-name="Text_20_body"/></draw:text-box></draw:frame>Is the purpose of the technology explained?</text:p>
      <text:p text:style-name="P9"><text:span text:style-name="T4"> </text:span><text:span text:style-name="Strong_20_Emphasis"><text:span text:style-name="T2">Reviewer 2</text:span></text:span><text:span text:style-name="T3"> | 10 Jun 2016 | 02:46</text:span></text:p>
      <text:p text:style-name="P10"><text:soft-page-break/>#1</text:p>
      <text:p text:style-name="P11">Yes</text:p>
      <text:p text:style-name="P5"><draw:frame draw:style-name="fr1" draw:name="Frame23" text:anchor-type="paragraph" svg:width="0.4689in" draw:z-index="22"><draw:text-box fo:min-height="0.0161in"><text:p text:style-name="P22">Q 15</text:p></draw:text-box></draw:frame><draw:frame draw:style-name="fr2" draw:name="Frame24" text:anchor-type="paragraph" svg:width="0.0161in" draw:z-index="23"><draw:text-box fo:min-height="0.0161in"><text:p text:style-name="Text_20_body"/></draw:text-box></draw:frame>Does the manuscript present the technology in an appropriate context?</text:p>
      <text:p text:style-name="P9"><text:span text:style-name="T4"> </text:span><text:span text:style-name="Strong_20_Emphasis"><text:span text:style-name="T2">Reviewer 2</text:span></text:span><text:span text:style-name="T3"> | 10 Jun 2016 | 02:46</text:span></text:p>
      <text:p text:style-name="P10">#1</text:p>
      <text:p text:style-name="P11">No<text:line-break/>This is a report for technology on brain science. However, the most of figures are lacked polish, it caused uncomprehension and misunderstanding on many readers. Please fully check your article again especially figures.<text:line-break/><text:line-break/>Figure 1. explains architecture of your software, but you explained it in a few lines in the main text. You should explain more detail about your system.<text:line-break/><text:line-break/>Figure 2. is a top page your system, but it is difficult to understand the mean to show this. You should show how to use your system from this main menu.<text:line-break/><text:line-break/>In the main text, you explained two rows in Figure 3, but there are three rows in the figures. Please check and correct it.<text:line-break/><text:line-break/>You refereed Figure 4 before 3, so you had better exchange the number of them.<text:line-break/><text:line-break/>It is difficult to understand the results of statistical analysis on Figure 5. You only explained that you used ANOVA by R, but you should explain mean of your analysis and how user can do this analysis on your tool.<text:line-break/><text:line-break/>Inf Figure 6., you have to show what kind of data was analyzed on your tool. <text:line-break/><text:line-break/>You explained examples of functions, however it wasn't clear the relation of these analysis and importance of integration in your software.<text:line-break/><text:line-break/>You did not refer Figure 8 in the main text.<text:line-break/><text:line-break/>You made a separate Figure in 9 and 10, but circled sample in Figure 9 was shown in Figure 10. So, these figures should be combined and described what is seen from these analysis.<text:line-break/><text:line-break/>In Figure 11 and 12, you have to show the difference of open and close circles for data points.<text:line-break/><text:line-break/>In Figure 13, gray lines were shown, but there wasn't explained there means.</text:p>
      <text:p text:style-name="P16"><text:soft-page-break/>Thanks a lot for your th<text:span text:style-name="T10">r</text:span>ough analysis. The cause why figures lack polish is that they are inmediately extracted from the software, without any additional tweaking or post-processing in other softwares. Being a tool designed exploratory analysis it is common to sacrify figure quality for the ease of generating them. Commonly these kind of exploratory figures would not go directly to papers, but we don’t want to mislead readers by promising figures of higher quality than those that can be generated automatically in an exploratory data analysis scenario. Nevertheless we worked in improving the textual section of the text to provide better context that will ease interpreting the figures.</text:p>
      <text:p text:style-name="P16">In addition, we performed the following improvements based on your suggestions.</text:p>
      <text:p text:style-name="P16">Architecture: rewrote architecture section, pointing clearly to additional details of each component described elsewhere in the text.</text:p>
      <text:p text:style-name="P16">Menu Figure: Explicitly indicated that users should click buttons to access applications.</text:p>
      <text:p text:style-name="P16">Changed description in text of the sample overview application to reflect that there are three rows and update what each of them represents.</text:p>
      <text:p text:style-name="P16">Changed the order of figures 3 and 4</text:p>
      <text:p text:style-name="P16">ANOVA Figure: Provided a deeper explanation of the UI and the mechanisms for performing the calculation.</text:p>
      <text:p text:style-name="P16">LM Figure: Added an explanation of the data being analyzed in the example and a reference to the case studies.</text:p>
      <text:p text:style-name="P16"><text:span text:style-name="T9">Made sure Figure 8 is mentioned in the main text</text:span>. </text:p>
      <text:p text:style-name="P17"><text:span text:style-name="T8">Correlations viewer</text:span>: Explained that empty circles are excluded <text:span text:style-name="T8">subjects</text:span></text:p>
      <text:p text:style-name="P17"><text:span text:style-name="T8">J</text:span>oined <text:span text:style-name="T8">figures 9 and 10 as suggested.</text:span></text:p>
      <text:p text:style-name="P16">Parallel Coordinates: Explained that gray lines represent subjects that don't match the current filters.</text:p>
      <text:p text:style-name="P5"><draw:frame draw:style-name="fr1" draw:name="Frame25" text:anchor-type="paragraph" svg:width="0.4689in" draw:z-index="24"><draw:text-box fo:min-height="0.0161in"><text:p text:style-name="P22">Q 16</text:p></draw:text-box></draw:frame><draw:frame draw:style-name="fr2" draw:name="Frame26" text:anchor-type="paragraph" svg:width="0.0161in" draw:z-index="25"><draw:text-box fo:min-height="0.0161in"><text:p text:style-name="Text_20_body"/></draw:text-box></draw:frame>Are the procedures sufficiently advanced and accurate to address the questions posed?</text:p>
      <text:p text:style-name="P9"><text:span text:style-name="T4"> </text:span><text:span text:style-name="Strong_20_Emphasis"><text:span text:style-name="T2">Reviewer 2</text:span></text:span><text:span text:style-name="T3"> | 10 Jun 2016 | 02:46</text:span></text:p>
      <text:p text:style-name="P10">#1</text:p>
      <text:p text:style-name="P11">Yes</text:p>
      <text:p text:style-name="P5"><draw:frame draw:style-name="fr1" draw:name="Frame27" text:anchor-type="paragraph" svg:width="0.4689in" draw:z-index="26"><draw:text-box fo:min-height="0.0161in"><text:p text:style-name="P22">Q 17</text:p></draw:text-box></draw:frame><draw:frame draw:style-name="fr2" draw:name="Frame28" text:anchor-type="paragraph" svg:width="0.0161in" draw:z-index="27"><draw:text-box fo:min-height="0.0161in"><text:p text:style-name="Text_20_body"/></draw:text-box></draw:frame><text:soft-page-break/>Are the materials and methods sufficiently described to allow others to reproduce the findings?</text:p>
      <text:p text:style-name="P9"><text:span text:style-name="T4"> </text:span><text:span text:style-name="Strong_20_Emphasis"><text:span text:style-name="T2">Reviewer 2</text:span></text:span><text:span text:style-name="T3"> | 10 Jun 2016 | 02:46</text:span></text:p>
      <text:p text:style-name="P10">#1</text:p>
      <text:p text:style-name="P11">No<text:line-break/>Please explain the architecture of your software and modules more.</text:p>
      <text:p text:style-name="P16">As mentioned in the reply to Q15 we rewrote the section about the architecture.</text:p>
      <text:p text:style-name="P5"><draw:frame draw:style-name="fr1" draw:name="Frame29" text:anchor-type="paragraph" svg:width="0.4689in" draw:z-index="28"><draw:text-box fo:min-height="0.0161in"><text:p text:style-name="P22">Q 18</text:p></draw:text-box></draw:frame><draw:frame draw:style-name="fr2" draw:name="Frame30" text:anchor-type="paragraph" svg:width="0.0161in" draw:z-index="29"><draw:text-box fo:min-height="0.0161in"><text:p text:style-name="Text_20_body"/></draw:text-box></draw:frame>Does the discussion describe the advantages and limitations of the approach?</text:p>
      <text:p text:style-name="P9"><text:span text:style-name="T4"> </text:span><text:span text:style-name="Strong_20_Emphasis"><text:span text:style-name="T2">Reviewer 2</text:span></text:span><text:span text:style-name="T3"> | 10 Jun 2016 | 02:46</text:span></text:p>
      <text:p text:style-name="P10">#1</text:p>
      <text:p text:style-name="P11">Yes</text:p>
      <text:p text:style-name="P5"><draw:frame draw:style-name="fr1" draw:name="Frame31" text:anchor-type="paragraph" svg:width="0.4689in" draw:z-index="30"><draw:text-box fo:min-height="0.0161in"><text:p text:style-name="P22">Q 19</text:p></draw:text-box></draw:frame><draw:frame draw:style-name="fr2" draw:name="Frame32" text:anchor-type="paragraph" svg:width="0.0161in" draw:z-index="31"><draw:text-box fo:min-height="0.0161in"><text:p text:style-name="Text_20_body"/></draw:text-box></draw:frame>Are the suggested applications of the technology, method or technique justified?</text:p>
      <text:p text:style-name="P9"><text:span text:style-name="T4"> </text:span><text:span text:style-name="Strong_20_Emphasis"><text:span text:style-name="T2">Reviewer 2</text:span></text:span><text:span text:style-name="T3"> | 10 Jun 2016 | 02:46</text:span></text:p>
      <text:p text:style-name="P10">#1</text:p>
      <text:p text:style-name="P11">Yes</text:p>
      <text:p text:style-name="P5"><draw:frame draw:style-name="fr1" draw:name="Frame33" text:anchor-type="paragraph" svg:width="0.4689in" draw:z-index="32"><draw:text-box fo:min-height="0.0161in"><text:p text:style-name="P22">Q 20</text:p></draw:text-box></draw:frame><draw:frame draw:style-name="fr2" draw:name="Frame34" text:anchor-type="paragraph" svg:width="0.0161in" draw:z-index="33"><draw:text-box fo:min-height="0.0161in"><text:p text:style-name="Text_20_body"/></draw:text-box></draw:frame>Other comments on the main text.</text:p>
      <text:p text:style-name="P18">No answer given.</text:p>
      <text:p text:style-name="P2"> <text:span text:style-name="T1">REFERENCES</text:span></text:p>
      <text:p text:style-name="P6"><draw:frame draw:style-name="fr1" draw:name="Frame35" text:anchor-type="paragraph" svg:width="0.4689in" draw:z-index="34"><draw:text-box fo:min-height="0.0161in"><text:p text:style-name="P22">Q 21</text:p></draw:text-box></draw:frame><draw:frame draw:style-name="fr2" draw:name="Frame36" text:anchor-type="paragraph" svg:width="0.0161in" draw:z-index="35"><draw:text-box fo:min-height="0.0161in"><text:p text:style-name="Text_20_body"/></draw:text-box></draw:frame>Is prior work properly and fully cited?</text:p>
      <text:p text:style-name="P4"><text:span text:style-name="T5"> </text:span><text:span text:style-name="Strong_20_Emphasis"><text:span text:style-name="T6">Reviewer 2</text:span></text:span><text:span text:style-name="T7"> | 10 Jun 2016 | 02:46</text:span></text:p>
      <text:p text:style-name="P12">#1</text:p>
      <text:p text:style-name="P13">Yes</text:p>
      <text:p text:style-name="P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Trebuchet MS', Arial, sans-serif"/>
    <style:font-face style:name="DejaVu Sans1" svg:font-family="'DejaVu 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CO" style:letter-kerning="true" style:font-name-asian="Source Han Sans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CO" style:letter-kerning="true" style:font-name-asian="Source Han Sans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Source Han Sans Regular" style:font-family-asian="'Source Han Sans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3T13:58:52.633038069</meta:creation-date>
    <dc:date>2016-07-03T16:52:34.674758365</dc:date>
    <meta:editing-duration>PT1H42M28S</meta:editing-duration>
    <meta:editing-cycles>10</meta:editing-cycles>
    <meta:generator>LibreOffice/5.1.4.2$Linux_X86_64 LibreOffice_project/10m0$Build-2</meta:generator>
    <meta:document-statistic meta:table-count="0" meta:image-count="0" meta:object-count="0" meta:page-count="6" meta:paragraph-count="114" meta:word-count="1277" meta:character-count="7526" meta:non-whitespace-character-count="6325"/>
  </office:meta>
</office:document-meta>
</file>